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Footnote">
      <style:text-properties officeooo:paragraph-rsid="0f051f9f"/>
    </style:style>
    <style:style style:name="P71" style:family="paragraph" style:parent-style-name="Standard">
      <style:text-properties officeooo:paragraph-rsid="0f99f892"/>
    </style:style>
    <style:style style:name="P72" style:family="paragraph" style:parent-style-name="Standard">
      <style:text-properties officeooo:paragraph-rsid="0fb98046"/>
    </style:style>
    <style:style style:name="P73" style:family="paragraph" style:parent-style-name="Standard">
      <style:text-properties officeooo:paragraph-rsid="0fc931f5"/>
    </style:style>
    <style:style style:name="P74" style:family="paragraph" style:parent-style-name="Standard">
      <style:paragraph-properties fo:text-align="center" style:justify-single-word="false"/>
      <style:text-properties officeooo:paragraph-rsid="0cc50ec9"/>
    </style:style>
    <style:style style:name="P75" style:family="paragraph" style:parent-style-name="Standard">
      <style:paragraph-properties fo:text-align="center" style:justify-single-word="false"/>
      <style:text-properties officeooo:paragraph-rsid="0c8b5238"/>
    </style:style>
    <style:style style:name="P76" style:family="paragraph" style:parent-style-name="Standard">
      <style:paragraph-properties fo:text-align="center" style:justify-single-word="false"/>
      <style:text-properties officeooo:paragraph-rsid="0d1ec96e"/>
    </style:style>
    <style:style style:name="P77" style:family="paragraph" style:parent-style-name="Standard">
      <style:paragraph-properties fo:text-align="center" style:justify-single-word="false"/>
      <style:text-properties officeooo:paragraph-rsid="0fc3b2a9"/>
    </style:style>
    <style:style style:name="P78" style:family="paragraph" style:parent-style-name="Standard">
      <style:paragraph-properties fo:text-align="center" style:justify-single-word="false"/>
      <style:text-properties officeooo:paragraph-rsid="0fb98046"/>
    </style:style>
    <style:style style:name="P79" style:family="paragraph" style:parent-style-name="Standard">
      <style:paragraph-properties fo:text-align="center" style:justify-single-word="false"/>
      <style:text-properties officeooo:paragraph-rsid="0e03342d"/>
    </style:style>
    <style:style style:name="P80" style:family="paragraph" style:parent-style-name="Standard">
      <style:paragraph-properties fo:text-align="center" style:justify-single-word="false"/>
      <style:text-properties officeooo:paragraph-rsid="0d8c21b9"/>
    </style:style>
    <style:style style:name="P81" style:family="paragraph" style:parent-style-name="Standard">
      <style:paragraph-properties fo:text-align="center" style:justify-single-word="false"/>
      <style:text-properties officeooo:paragraph-rsid="0fd58c4e"/>
    </style:style>
    <style:style style:name="P82" style:family="paragraph" style:parent-style-name="Standard">
      <style:paragraph-properties fo:text-align="center" style:justify-single-word="false"/>
      <style:text-properties officeooo:paragraph-rsid="0e0bda5c"/>
    </style:style>
    <style:style style:name="P83" style:family="paragraph" style:parent-style-name="Standard">
      <style:paragraph-properties fo:text-align="center" style:justify-single-word="false"/>
      <style:text-properties officeooo:paragraph-rsid="0cc5fe5b"/>
    </style:style>
    <style:style style:name="P84" style:family="paragraph" style:parent-style-name="Standard">
      <style:paragraph-properties fo:text-align="center" style:justify-single-word="false"/>
      <style:text-properties officeooo:paragraph-rsid="0e38fc62"/>
    </style:style>
    <style:style style:name="P85" style:family="paragraph" style:parent-style-name="Standard">
      <style:paragraph-properties fo:text-align="center" style:justify-single-word="false"/>
      <style:text-properties officeooo:paragraph-rsid="0e82f1b0"/>
    </style:style>
    <style:style style:name="P86" style:family="paragraph" style:parent-style-name="Standard">
      <style:paragraph-properties fo:text-align="center" style:justify-single-word="false"/>
      <style:text-properties officeooo:paragraph-rsid="101431c5"/>
    </style:style>
    <style:style style:name="P87" style:family="paragraph" style:parent-style-name="Standard">
      <style:paragraph-properties fo:text-align="center" style:justify-single-word="false"/>
      <style:text-properties officeooo:paragraph-rsid="10178c94"/>
    </style:style>
    <style:style style:name="P88" style:family="paragraph" style:parent-style-name="Standard">
      <style:paragraph-properties fo:text-align="center" style:justify-single-word="false"/>
      <style:text-properties officeooo:paragraph-rsid="102c73f3"/>
    </style:style>
    <style:style style:name="P89" style:family="paragraph" style:parent-style-name="Standard">
      <style:text-properties officeooo:paragraph-rsid="0fcd2b2a"/>
    </style:style>
    <style:style style:name="P90" style:family="paragraph" style:parent-style-name="Standard">
      <style:text-properties officeooo:paragraph-rsid="0fad1a3f"/>
    </style:style>
    <style:style style:name="P91" style:family="paragraph" style:parent-style-name="Standard">
      <style:text-properties officeooo:paragraph-rsid="0e0463fc"/>
    </style:style>
    <style:style style:name="P92" style:family="paragraph" style:parent-style-name="Standard">
      <style:text-properties officeooo:paragraph-rsid="0e2a40f4"/>
    </style:style>
    <style:style style:name="P93" style:family="paragraph" style:parent-style-name="Standard">
      <style:text-properties officeooo:paragraph-rsid="0ff5414a"/>
    </style:style>
    <style:style style:name="P94" style:family="paragraph" style:parent-style-name="Standard">
      <style:text-properties officeooo:paragraph-rsid="0ff55d50"/>
    </style:style>
    <style:style style:name="P95" style:family="paragraph" style:parent-style-name="Standard">
      <style:text-properties officeooo:paragraph-rsid="100a8329"/>
    </style:style>
    <style:style style:name="P96" style:family="paragraph" style:parent-style-name="Standard">
      <style:text-properties officeooo:paragraph-rsid="101b90cf"/>
    </style:style>
    <style:style style:name="P97" style:family="paragraph" style:parent-style-name="Standard">
      <style:text-properties officeooo:paragraph-rsid="1020f7f1"/>
    </style:style>
    <style:style style:name="P98" style:family="paragraph" style:parent-style-name="Footnote">
      <style:text-properties officeooo:paragraph-rsid="102291f9"/>
    </style:style>
    <style:style style:name="P99" style:family="paragraph" style:parent-style-name="Standard">
      <style:text-properties officeooo:rsid="0fde3dbd" officeooo:paragraph-rsid="102ebb87"/>
    </style:style>
    <style:style style:name="P100" style:family="paragraph" style:parent-style-name="Standard">
      <style:text-properties officeooo:paragraph-rsid="0f0649dd"/>
    </style:style>
    <style:style style:name="P101" style:family="paragraph" style:parent-style-name="Footnote">
      <style:text-properties officeooo:paragraph-rsid="1044782e"/>
    </style:style>
    <style:style style:name="P102" style:family="paragraph" style:parent-style-name="Footnote">
      <style:text-properties officeooo:paragraph-rsid="1048e2f6"/>
    </style:style>
    <style:style style:name="P103" style:family="paragraph" style:parent-style-name="Footnote">
      <style:text-properties officeooo:paragraph-rsid="1049cea6"/>
    </style:style>
    <style:style style:name="P104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5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6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9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fo:font-size="10pt" officeooo:rsid="0db4d737" style:font-size-asian="10pt" style:font-size-complex="10pt"/>
    </style:style>
    <style:style style:name="T16" style:family="text">
      <style:text-properties style:font-name="Liberation Sans1" fo:font-size="10pt" officeooo:rsid="0db5d4ba" style:font-size-asian="10pt" style:font-size-complex="10pt"/>
    </style:style>
    <style:style style:name="T17" style:family="text">
      <style:text-properties style:font-name="Liberation Sans1" fo:font-size="10pt" officeooo:rsid="0f856ad1" style:font-size-asian="10pt" style:font-size-complex="10pt"/>
    </style:style>
    <style:style style:name="T18" style:family="text">
      <style:text-properties style:font-name="Liberation Sans1" officeooo:rsid="0f1e3d19"/>
    </style:style>
    <style:style style:name="T19" style:family="text">
      <style:text-properties style:font-name="Liberation Sans1" officeooo:rsid="0f19e10f"/>
    </style:style>
    <style:style style:name="T20" style:family="text">
      <style:text-properties fo:language="nl" fo:country="NL" style:language-asian="nl" style:country-asian="NL"/>
    </style:style>
    <style:style style:name="T21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9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40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b72c1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b7e6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5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8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9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Mono" fo:font-size="9pt" fo:language="nl" fo:country="NL" fo:font-style="normal" style:text-underline-style="none" fo:font-weight="normal" officeooo:rsid="0fb72c1d" fo:background-color="transparent" loext:char-shading-value="0" style:font-size-asian="9pt" style:language-asian="nl" style:country-asian="NL" style:font-style-asian="normal" style:font-weight-asian="normal" style:font-name-complex="Bitstream Vera Sans" style:font-size-complex="9pt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2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5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8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3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31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32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2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43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5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46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1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8" style:family="text">
      <style:text-properties fo:color="#000000" loext:opacity="100%" style:font-name="Liberation Sans1" fo:font-size="12pt" style:font-size-asian="12pt" style:font-size-complex="12pt"/>
    </style:style>
    <style:style style:name="T259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60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61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3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8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9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81" style:family="text">
      <style:text-properties style:use-window-font-color="true" loext:opacity="0%" style:font-name="Liberation Sans1" officeooo:rsid="047da547"/>
    </style:style>
    <style:style style:name="T282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85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86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87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88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89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96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97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98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9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0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1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3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4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05" style:family="text">
      <style:text-properties style:use-window-font-color="true" loext:opacity="0%" style:font-name="Liberation Sans1" fo:font-size="12pt" style:font-size-asian="12pt" style:font-size-complex="12pt"/>
    </style:style>
    <style:style style:name="T306" style:family="text">
      <style:text-properties style:use-window-font-color="true" loext:opacity="0%" style:font-name="Liberation Sans1" officeooo:rsid="0efd8e5c"/>
    </style:style>
    <style:style style:name="T307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officeooo:rsid="04473353"/>
    </style:style>
    <style:style style:name="T316" style:family="text">
      <style:text-properties fo:font-weight="bold" style:font-weight-asian="bold" style:font-weight-complex="bold"/>
    </style:style>
    <style:style style:name="T317" style:family="text">
      <style:text-properties officeooo:rsid="0aace3cd"/>
    </style:style>
    <style:style style:name="T318" style:family="text">
      <style:text-properties fo:font-size="10pt" officeooo:rsid="04473353" style:font-size-asian="10pt" style:font-size-complex="10pt"/>
    </style:style>
    <style:style style:name="T319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20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1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2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3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4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7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28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29" style:family="text">
      <style:text-properties style:text-line-through-style="none" style:text-line-through-type="none" fo:background-color="transparent" loext:char-shading-value="0"/>
    </style:style>
    <style:style style:name="T330" style:family="text">
      <style:text-properties officeooo:rsid="0f0ca65a"/>
    </style:style>
    <style:style style:name="T331" style:family="text">
      <style:text-properties style:font-name="Liberation Mono" fo:font-size="11pt" officeooo:rsid="10048e31" style:font-size-asian="11pt" style:font-size-complex="11pt"/>
    </style:style>
    <style:style style:name="T332" style:family="text">
      <style:text-properties fo:font-weight="normal" style:font-weight-asian="normal" style:font-weight-complex="normal"/>
    </style:style>
    <style:style style:name="T333" style:family="text">
      <style:text-properties officeooo:rsid="0f95a7a0"/>
    </style:style>
    <style:style style:name="T334" style:family="text">
      <style:text-properties officeooo:rsid="0f8f58bd"/>
    </style:style>
    <style:style style:name="T335" style:family="text">
      <style:text-properties style:font-name="Ubuntu1" fo:font-size="10pt" officeooo:rsid="04473353" style:font-size-asian="10pt" style:font-size-complex="10pt"/>
    </style:style>
    <style:style style:name="T336" style:family="text">
      <style:text-properties officeooo:rsid="101b90cf"/>
    </style:style>
    <style:style style:name="T337" style:family="text">
      <style:text-properties officeooo:rsid="101e15d6"/>
    </style:style>
    <style:style style:name="T338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39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40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41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4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43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4"><text:span text:style-name="T223">C</text:span><text:span text:style-name="T222">hecklist voor </text:span><text:span text:style-name="T224">de installatie</text:span><text:span text:style-name="T222"> van </text:span><text:span text:style-name="T222"><text:user-field-get text:name="Distro">Debian</text:user-field-get></text:span><text:span text:style-name="T225"><text:s/></text:span><text:span text:style-name="T225"><text:user-field-get text:name="Version">12 LTS</text:user-field-get></text:span><text:span text:style-name="T226"><text:note text:id="ftn1" text:note-class="footnote"><text:note-citation>1</text:note-citation><text:note-body><text:p text:style-name="P28"><text:span text:style-name="T262">LTS</text:span><text:span text:style-name="T268"> </text:span><text:span text:style-name="T269">staat voor</text:span><text:span text:style-name="T270"> </text:span><text:span text:style-name="T262">Long-Term Support, langetermijnondersteuning, </text:span><text:span text:style-name="T271">en </text:span><text:span text:style-name="T273">d</text:span><text:span text:style-name="T271">eze </text:span><text:span text:style-name="T277"><text:user-field-get text:name="Distro">Debian</text:user-field-get></text:span><text:span text:style-name="T278"><text:s/></text:span><text:span text:style-name="T278"><text:user-field-get text:name="Version">12 LTS</text:user-field-get></text:span><text:span text:style-name="Strong_20_Emphasis"><text:span text:style-name="T257"><text:s/></text:span></text:span><text:span text:style-name="T279"><text:user-field-get text:name="Edition">Desktop</text:user-field-get></text:span><text:span text:style-name="T280"><text:s/></text:span><text:span text:style-name="T274">(codenaam </text:span><text:span text:style-name="T276">bookworm</text:span><text:span text:style-name="T274">) </text:span><text:span text:style-name="T269">van</text:span><text:span text:style-name="T272"> </text:span><text:span text:style-name="T276">juni</text:span><text:span text:style-name="T265"> </text:span><text:span text:style-name="Strong_20_Emphasis"><text:span text:style-name="T159"><text:user-field-get text:name="Releaseyear">2023</text:user-field-get></text:span></text:span><text:span text:style-name="T265"><text:s/></text:span><text:span text:style-name="T262">wordt </text:span><text:span text:style-name="T266">vijf</text:span><text:span text:style-name="T262"> jaar onder</text:span><text:span text:style-name="T275">steund</text:span><text:span text:style-name="T267"> </text:span><text:span text:style-name="T262">tot </text:span><text:span text:style-name="T276">juni</text:span><text:span text:style-name="T263"> </text:span><text:span text:style-name="T262">202</text:span><text:span text:style-name="T276">8</text:span><text:span text:style-name="T264">.</text:span></text:p></text:note-body></text:note></text:span><text:span text:style-name="T227"><text:s/></text:span><text:span text:style-name="T227"><text:user-field-get text:name="Edition">Desktop</text:user-field-get></text:span><text:span text:style-name="T228">.</text:span></text:p>
      <text:p text:style-name="P44"/>
      <text:p text:style-name="P43"><text:span text:style-name="T18">Vul </text:span><text:span text:style-name="T19">achter</text:span><text:span text:style-name="T12"> de </text:span><text:span text:style-name="Definition"><text:span text:style-name="T330">ONDERSTREEPTE</text:span></text:span><text:span text:style-name="T1"> </text:span><text:span text:style-name="T13">woorden</text:span><text:span text:style-name="T12"> het</text:span><text:span text:style-name="Strong_20_Emphasis"><text:span text:style-name="T328"> </text:span></text:span><text:span text:style-name="Strong_20_Emphasis"><text:span text:style-name="T327">tekstvak</text:span></text:span><text:span text:style-name="T13"> </text:span><text:span text:style-name="T18">in,</text:span><text:span text:style-name="T13"> </text:span><text:span text:style-name="T281">zie </text:span><text:span text:style-name="T306">[</text:span><text:span text:style-name="T281">toelichting</text:span><text:span text:style-name="T306">]</text:span><text:span text:style-name="T13">:</text:span></text:p>
      <text:p text:style-name="P32"><text:span text:style-name="Definition"><text:span text:style-name="T283">g</text:span></text:span><text:span text:style-name="Definition"><text:span text:style-name="T282">ebruiker</text:span></text:span><text:span text:style-name="T289"><text:tab/><text:tab/></text:span><text:span text:style-name="T305"> <text:tab/><text:tab/></text:span><draw:control text:anchor-type="as-char" svg:y="-0.4cm" draw:z-index="6" draw:name="Gebruiker" draw:style-name="gr2" draw:text-style-name="P110" svg:width="6.4cm" svg:height="0.6cm" draw:control="control7"><svg:title>Gebruiker</svg:title><svg:desc>Volledige naam, bijv. Jan Stek</svg:desc></draw:control><text:span text:style-name="T290"><text:tab/></text:span><text:span text:style-name="T291">[</text:span><text:span text:style-name="T284">volledige naam, bijv. </text:span><text:span text:style-name="T302">J</text:span><text:span text:style-name="T303">a</text:span><text:span text:style-name="T302">n </text:span><text:span text:style-name="T303">Jansen</text:span><text:span text:style-name="T304">]</text:span></text:p>
      <text:p text:style-name="Standard"><text:span text:style-name="Definition"><text:span text:style-name="T283">g</text:span></text:span><text:span text:style-name="Definition">ebruikersnaam</text:span><text:span text:style-name="T282"><text:tab/></text:span><text:span text:style-name="T282"><draw:control text:anchor-type="as-char" svg:y="-0.4cm" draw:z-index="7" draw:name="Gberuikersnaam" draw:style-name="gr2" draw:text-style-name="P110" svg:width="6.4cm" svg:height="0.6cm" draw:control="control8"><svg:title>Gebruikersnaam</svg:title><svg:desc>Korte naam, bijv. jan</svg:desc></draw:control></text:span><text:span text:style-name="T282"><text:tab/></text:span><text:span text:style-name="T6">[</text:span><text:span text:style-name="T5">korte naam, bijv. </text:span><text:span text:style-name="T248">j</text:span><text:span text:style-name="T249">a</text:span><text:span text:style-name="T248">n</text:span><text:span text:style-name="T250">]</text:span></text:p>
      <text:p text:style-name="P35"><text:span text:style-name="Definition"><text:span text:style-name="T308">c</text:span></text:span><text:span text:style-name="Definition"><text:span text:style-name="T329">omputernaam</text:span></text:span><text:span text:style-name="T307"><text:tab/><text:tab/></text:span><text:span text:style-name="T329"><draw:control text:anchor-type="as-char" svg:y="-0.4cm" draw:z-index="8" draw:name="Computernaam" draw:style-name="gr2" draw:text-style-name="P110" svg:width="6.4cm" svg:height="0.6cm" draw:control="control9"><svg:title>Computernaam</svg:title><svg:desc>Unieke naam van de computer</svg:desc></draw:control></text:span><text:span text:style-name="T309"><text:tab/></text:span><text:span text:style-name="T310">[</text:span><text:span text:style-name="T311">naam van de compute</text:span><text:span text:style-name="T312">r, </text:span><text:span text:style-name="T313">bijv. p</text:span><text:span text:style-name="T314">c02</text:span><text:span text:style-name="T310">]</text:span></text:p>
      <text:p text:style-name="P30"><text:span text:style-name="Definition"><text:span text:style-name="T294">g</text:span></text:span><text:span text:style-name="Definition"><text:span text:style-name="T293">ebruiker</text:span></text:span><text:span text:style-name="Definition"><text:span text:style-name="T301"><text:tab/></text:span></text:span><text:span text:style-name="T292"><text:tab/></text:span><text:span text:style-name="T305"> <text:tab/><text:tab/></text:span><text:span text:style-name="T290"><draw:control text:anchor-type="as-char" svg:y="-0.4cm" draw:z-index="14" draw:name="Gebruiker 1" draw:style-name="gr2" draw:text-style-name="P110" svg:width="6.4cm" svg:height="0.6cm" draw:control="control15"><svg:title>Gebruiker</svg:title><svg:desc>Volledige naam, bijv. Jan Stek</svg:desc></draw:control></text:span><text:span text:style-name="T290"><text:tab/></text:span><text:span text:style-name="T291">[</text:span><text:span text:style-name="T284">volledige naam </text:span><text:span text:style-name="T285">evt. </text:span><text:span text:style-name="T287">extra</text:span><text:span text:style-name="T285"> </text:span><text:span text:style-name="T288">g</text:span><text:span text:style-name="T285">ebruiker</text:span><text:span text:style-name="T286">]</text:span></text:p>
      <text:p text:style-name="P66"><text:span text:style-name="Definition"><text:span text:style-name="T294">g</text:span></text:span><text:span text:style-name="Definition"><text:span text:style-name="T293">ebruikersnaam</text:span></text:span><text:span text:style-name="T293"><text:tab/></text:span><text:span text:style-name="T282"><draw:control text:anchor-type="as-char" svg:y="-0.4cm" draw:z-index="15" draw:name="Gberuikersnaam 1" draw:style-name="gr2" draw:text-style-name="P110" svg:width="6.4cm" svg:height="0.6cm" draw:control="control16"><svg:title>Gebruikersnaam</svg:title><svg:desc>Korte naam, bijv. jan</svg:desc></draw:control></text:span><text:span text:style-name="T282"><text:tab/></text:span><text:span text:style-name="T296">[</text:span><text:span text:style-name="T295">korte naam</text:span><text:span text:style-name="T297"> </text:span><text:span text:style-name="T298">evt. </text:span><text:span text:style-name="T300">extra </text:span><text:span text:style-name="T298">gebruiker</text:span><text:span text:style-name="T299">]</text:span></text:p>
      <text:p text:style-name="P33"><text:span text:style-name="T233">Vervang </text:span><text:span text:style-name="T238">de</text:span><text:span text:style-name="T233"> </text:span><text:span text:style-name="Definition"><text:span text:style-name="T21">ONDERSTREEPTE</text:span></text:span><text:span text:style-name="T233"> </text:span><text:span text:style-name="T234">woorden </text:span><text:span text:style-name="T233">in deze checklist door </text:span><text:span text:style-name="T238">d</text:span><text:span text:style-name="T240">i</text:span><text:span text:style-name="T238">e </text:span><text:span text:style-name="T239">in </text:span><text:span text:style-name="T240">het</text:span><text:span text:style-name="Strong_20_Emphasis"><text:span text:style-name="T55"> </text:span></text:span><text:span text:style-name="Strong_20_Emphasis"><text:span text:style-name="T81">tekstvak</text:span></text:span><text:span text:style-name="T233">.</text:span></text:p>
      <text:p text:style-name="P37"/>
      <text:p text:style-name="P37"/>
      <text:p text:style-name="P31"><text:span text:style-name="T245">Nog niet op Linux?</text:span><text:span text:style-name="T235"><text:tab/></text:span><text:span text:style-name="T241"><text:tab/></text:span><text:span text:style-name="T242">G</text:span><text:span text:style-name="T232">ebruik </text:span><text:span text:style-name="Strong_20_Emphasis"><text:span text:style-name="T246">Checklist </text:span></text:span><text:span text:style-name="Strong_20_Emphasis"><text:span text:style-name="T247">overzetten</text:span></text:span><text:span text:style-name="T232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36"> onder </text:span><text:span text:style-name="T244">Linux</text:span><text:span text:style-name="T237">.</text:span></text:p>
      <text:p text:style-name="P24"><text:span text:style-name="T220">Nieuwe installatie?</text:span><text:span text:style-name="T215"><text:tab/></text:span><text:span text:style-name="T217"></text:span><text:span text:style-name="T219"><text:tab/></text:span><text:span text:style-name="T218">B</text:span><text:span text:style-name="T215">egin bij hoofdstuk </text:span><text:span text:style-name="T220"><text:bookmark-ref text:reference-format="page" text:ref-name="__RefNumPara__4009_1271708128">2</text:bookmark-ref></text:span><text:span text:style-name="T220"><text:s text:c="2"/></text:span><text:span text:style-name="T221"><text:bookmark-ref text:reference-format="text" text:ref-name="__RefNumPara__4009_1271708128">Installatie uitvoeren</text:bookmark-ref></text:span><text:span text:style-name="T216">.</text:span></text:p>
      <text:p text:style-name="P34"><text:span text:style-name="Strong_20_Emphasis"><text:span text:style-name="T243"/></text:span></text:p>
      <text:p text:style-name="P34"><text:span text:style-name="Strong_20_Emphasis"><text:span text:style-name="T243"/></text:span></text:p>
      <text:list xml:id="list4252789079" text:style-name="L1">
        <text:list-item>
          <text:p text:style-name="P105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0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17" draw:name="Vorm 2" draw:style-name="gr1" draw:text-style-name="P109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50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51"><text:note text:id="ftn2" text:note-class="footnote"><text:note-citation>2</text:note-citation><text:note-body><text:p text:style-name="P25"><text:span text:style-name="T180">E</text:span><text:span text:style-name="T183">v</text:span><text:span text:style-name="T184">en</text:span><text:span text:style-name="T186">t</text:span><text:span text:style-name="T187">uele </text:span><text:span text:style-name="T188">extra </text:span><text:span text:style-name="Definition"><text:span text:style-name="T319">gebruiker</text:span></text:span><text:span text:style-name="T188">s aanmelden </text:span><text:span text:style-name="T189">en dezelfde stappen uitvoeren</text:span><text:span text:style-name="T185">.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50"><text:s/></text:span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50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9" draw:name="Vorm4" draw:style-name="gr1" draw:text-style-name="P109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213"/></text:span></text:p>
          </table:table-cell>
          <table:table-cell table:style-name="_31_._5f_Installatie_5f_voorbereiden.D3" office:value-type="string">
            <text:p text:style-name="P100"><text:span text:style-name="Strong_20_Emphasis"><text:span text:style-name="T50">Installeer </text:span></text:span><text:span text:style-name="Strong_20_Emphasis"><text:span text:style-name="T91">Debian-</text:span></text:span><text:span text:style-name="Strong_20_Emphasis"><text:span text:style-name="T80">pakket kz</text:span></text:span><text:span text:style-name="Strong_20_Emphasis"><text:span text:style-name="T80"><text:note text:id="ftn3" text:note-class="footnote"><text:note-citation>3</text:note-citation><text:note-body><text:p text:style-name="P69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4" office:value-type="string">
            <text:p text:style-name="P94"><text:span text:style-name="Strong_20_Emphasis"><text:span text:style-name="T88">T</text:span></text:span><text:span text:style-name="Strong_20_Emphasis"><text:span text:style-name="T56">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8">(</text:span></text:span><text:span text:style-name="Strong_20_Emphasis"><text:span text:style-name="T89">d</text:span></text:span><text:span text:style-name="Strong_20_Emphasis"><text:span text:style-name="T55">ruk op de </text:span></text:span><text:span text:style-name="Strong_20_Emphasis"><text:span text:style-name="T66">Super</text:span></text:span><text:span text:style-name="Strong_20_Emphasis"><text:span text:style-name="T55">-toets</text:span></text:span><text:span text:style-name="Strong_20_Emphasis"><text:span text:style-name="T55"><text:note text:id="ftn4" text:note-class="footnote"><text:note-citation>4</text:note-citation><text:note-body><text:p text:style-name="P26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54"> </text:span></text:span><text:span text:style-name="Strong_20_Emphasis"><text:span text:style-name="T88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60">.</text:span></text:span><text:span text:style-name="Strong_20_Emphasis"><text:span text:style-name="T57">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6"><text:span text:style-name="Strong_20_Emphasis"><text:span text:style-name="T50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7"> de</text:span></text:span><text:span text:style-name="Strong_20_Emphasis"><text:span text:style-name="T61">z</text:span></text:span><text:span text:style-name="Strong_20_Emphasis"><text:span text:style-name="T57">e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6" office:value-type="string">
            <text:p text:style-name="P73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7" office:value-type="string">
            <text:p text:style-name="P73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8" office:value-type="string">
            <text:p text:style-name="P73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1" draw:name="Vorm6" draw:style-name="gr1" draw:text-style-name="P10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95"><draw:control text:anchor-type="as-char" draw:z-index="18" draw:name="Vorm 6" draw:style-name="gr1" draw:text-style-name="P109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4">Bereid de installatie voor</text:span></text:span><text:span text:style-name="Strong_20_Emphasis"><text:span text:style-name="T52">: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94"><text:span text:style-name="Strong_20_Emphasis"><text:span text:style-name="T56">Typ </text:span></text:span><text:span text:style-name="Strong_20_Emphasis"><text:span text:style-name="T107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67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</text:span></text:span><text:span text:style-name="Strong_20_Emphasis"><text:span text:style-name="T96">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65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50"/></text:span></text:p>
          </table:table-cell>
          <table:table-cell table:style-name="_31_._5f_Installatie_5f_voorbereiden.A1" office:value-type="string">
            <text:p text:style-name="P78"/>
          </table:table-cell>
          <table:table-cell table:style-name="_31_._5f_Installatie_5f_voorbereiden.D13" office:value-type="string">
            <text:p text:style-name="P72"><text:span text:style-name="Strong_20_Emphasis"><text:span text:style-name="T90">Selecteer</text:span></text:span><text:span text:style-name="Strong_20_Emphasis"><text:span text:style-name="T64"> </text:span></text:span><text:span text:style-name="Strong_20_Emphasis"><text:span text:style-name="T123">1</text:span></text:span><text:span text:style-name="Strong_20_Emphasis"><text:span text:style-name="T124"> <text:s/></text:span></text:span><text:span text:style-name="Strong_20_Emphasis"><text:span text:style-name="T125">In</text:span></text:span><text:span text:style-name="Strong_20_Emphasis"><text:span text:style-name="T120">stallatie voorbereiden</text:span></text:span><text:span text:style-name="Strong_20_Emphasis"><text:span text:style-name="T82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41"/>
      <text:list xml:id="list131851026686797" text:continue-numbering="true" text:style-name="L1">
        <text:list-item>
          <text:p text:style-name="P106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5"><draw:control text:anchor-type="as-char" draw:z-index="2" draw:name="Vorm9" draw:style-name="gr1" draw:text-style-name="P10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5"><text:span text:style-name="T258">Start de computer op vanaf</text:span><text:span text:style-name="T258"><text:note text:id="ftn5" text:note-class="footnote"><text:note-citation>1</text:note-citation><text:note-body><text:p text:style-name="P98"><text:span text:style-name="T179">B</text:span><text:span text:style-name="T178">ootmenu/</text:span><text:span text:style-name="T179">S</text:span><text:span text:style-name="T178">etup</text:span><text:span text:style-name="T176"> via </text:span><text:span text:style-name="T174">é</text:span><text:span text:style-name="T175">é</text:span><text:span text:style-name="T179">n van de </text:span><text:span text:style-name="Definition"><text:span text:style-name="T177">Veelgebruikte toetsen: </text:span></text:span><text:span text:style-name="Definition"><text:span text:style-name="T338">E</text:span></text:span><text:span text:style-name="Definition"><text:span text:style-name="T340">sc</text:span></text:span><text:span text:style-name="Definition"><text:span text:style-name="T177">, </text:span></text:span><text:span text:style-name="Definition"><text:span text:style-name="T339">D</text:span></text:span><text:span text:style-name="Definition"><text:span text:style-name="T340">elete</text:span></text:span><text:span text:style-name="Definition"><text:span text:style-name="T177">, </text:span></text:span><text:span text:style-name="Definition"><text:span text:style-name="T339">F</text:span></text:span><text:span text:style-name="Definition"><text:span text:style-name="T340">1</text:span></text:span><text:span text:style-name="Definition"><text:span text:style-name="T177">, </text:span></text:span><text:span text:style-name="Definition"><text:span text:style-name="T340">F2</text:span></text:span><text:span text:style-name="Definition"><text:span text:style-name="T177">, </text:span></text:span><text:span text:style-name="Definition"><text:span text:style-name="T339">F9, </text:span></text:span><text:span text:style-name="Definition"><text:span text:style-name="T341">F10, F11, </text:span></text:span><text:span text:style-name="Definition"><text:span text:style-name="T342">of</text:span></text:span><text:span text:style-name="Definition"><text:span text:style-name="T341"> </text:span></text:span><text:span text:style-name="Definition"><text:span text:style-name="T339">F12</text:span></text:span><text:span text:style-name="T176">.</text:span></text:p></text:note-body></text:note></text:span><text:span text:style-name="T258"> </text:span><text:span text:style-name="T259">een </text:span><text:span text:style-name="T254"><text:user-field-get text:name="Distro">Debian</text:user-field-get></text:span><text:span text:style-name="T255"><text:s/></text:span><text:span text:style-name="T255"><text:user-field-get text:name="Version">12 LTS</text:user-field-get></text:span><text:span text:style-name="Strong_20_Emphasis"><text:span text:style-name="T252"><text:s/></text:span></text:span><text:span text:style-name="Strong_20_Emphasis"><text:span text:style-name="T256"><text:user-field-get text:name="Edition">Desktop</text:user-field-get></text:span></text:span><text:span text:style-name="Strong_20_Emphasis"><text:span text:style-name="T256"><text:s/></text:span></text:span><text:span text:style-name="T260">Live</text:span><text:span text:style-name="T137"><text:note text:id="ftn6" text:note-class="footnote"><text:note-citation>2</text:note-citation><text:note-body><text:p text:style-name="P29"><text:span text:style-name="T315">Vanaf een </text:span><text:span text:style-name="T333">L</text:span><text:span text:style-name="T315">ive </text:span><text:span text:style-name="T334">USB</text:span><text:span text:style-name="T317">-stick of </text:span><text:span text:style-name="T334">DVD</text:span><text:span text:style-name="T335"> </text:span><text:span text:style-name="T315">kunt u opstarten en </text:span><text:span text:style-name="T318">met </text:span><text:span text:style-name="Strong_20_Emphasis"><text:span text:style-name="T261"><text:user-field-get text:name="Distro">Debian</text:user-field-get></text:span></text:span><text:span text:style-name="Strong_20_Emphasis"><text:span text:style-name="T261"><text:s/></text:span></text:span><text:span text:style-name="T315">werken zonder enige bestanden op de harde schijf te wijzigen en maakt ook installatie van </text:span><text:span text:style-name="Strong_20_Emphasis"><text:span text:style-name="T261"><text:user-field-get text:name="Distro">Debian</text:user-field-get></text:span></text:span><text:span text:style-name="Strong_20_Emphasis"><text:span text:style-name="T261"><text:s/></text:span></text:span><text:span text:style-name="T315">mogelijk.</text:span></text:p></text:note-body></text:note></text:span><text:span text:style-name="T136"> </text:span><text:span text:style-name="T140">USB</text:span><text:span text:style-name="T138">-stick</text:span><text:span text:style-name="T138"><text:note text:id="ftn7" text:note-class="footnote"><text:note-citation>3</text:note-citation><text:note-body><text:p text:style-name="P102"><text:span text:style-name="Strong_20_Emphasis"><text:span text:style-name="T160"> Maak een zelfstartende USB-stick</text:span></text:span><text:span text:style-name="Strong_20_Emphasis"><text:span text:style-name="T156">:<text:line-break/></text:span></text:span><text:span text:style-name="T14">D</text:span><text:span text:style-name="Strong_20_Emphasis"><text:span text:style-name="T143">ow</text:span></text:span><text:span text:style-name="Strong_20_Emphasis"><text:span text:style-name="T144">nload </text:span></text:span><text:span text:style-name="Strong_20_Emphasis"><text:span text:style-name="T141">e</text:span></text:span><text:span text:style-name="Strong_20_Emphasis"><text:span text:style-name="T145">e</text:span></text:span><text:span text:style-name="Strong_20_Emphasis"><text:span text:style-name="T146">n</text:span></text:span><text:span text:style-name="Strong_20_Emphasis"><text:span text:style-name="T173"> </text:span></text:span><text:span text:style-name="Strong_20_Emphasis"><text:span text:style-name="T207">cd</text:span></text:span><text:span text:style-name="Strong_20_Emphasis"><text:span text:style-name="T202">-beeldbestand</text:span></text:span><text:span text:style-name="Strong_20_Emphasis"><text:span text:style-name="T144"> </text:span></text:span><text:span text:style-name="Strong_20_Emphasis"><text:span text:style-name="T154">(.iso) </text:span></text:span><text:span text:style-name="Strong_20_Emphasis"><text:span text:style-name="T147">v</text:span></text:span><text:span text:style-name="Strong_20_Emphasis"><text:span text:style-name="T148">anaf</text:span></text:span><text:span text:style-name="Strong_20_Emphasis"><text:span text:style-name="T149"> </text:span></text:span><text:a xlink:type="simple" xlink:href="https://www.debian.org/CD/live/" text:style-name="Internet_20_link" text:visited-style-name="Visited_20_Internet_20_Link"><text:span text:style-name="Strong_20_Emphasis"><text:span text:style-name="T320">debian.org/cd/live</text:span></text:span></text:a><text:span text:style-name="Strong_20_Emphasis"><text:span text:style-name="T149">, </text:span></text:span><text:span text:style-name="Strong_20_Emphasis"><text:span text:style-name="T155">klik onder </text:span></text:span><text:span text:style-name="Strong_20_Emphasis"><text:span text:style-name="T164">DVD/USB</text:span></text:span><text:span text:style-name="Strong_20_Emphasis"><text:span text:style-name="T155"> op </text:span></text:span><text:span text:style-name="Strong_20_Emphasis"><text:span text:style-name="T164">amd64</text:span></text:span><text:span text:style-name="Strong_20_Emphasis"><text:span text:style-name="T155">.</text:span></text:span><text:span text:style-name="Strong_20_Emphasis"><text:span text:style-name="T149"><text:line-break/></text:span></text:span><text:span text:style-name="Strong_20_Emphasis"><text:span text:style-name="T152">K</text:span></text:span><text:span text:style-name="Strong_20_Emphasis"><text:span text:style-name="T153">lik op</text:span></text:span><text:span text:style-name="Strong_20_Emphasis"><text:span text:style-name="T150"> </text:span></text:span><text:span text:style-name="T161">debian-live-1</text:span><text:span text:style-name="T164">2</text:span><text:span text:style-name="T161">.</text:span><text:span text:style-name="T165">x</text:span><text:span text:style-name="T161">.</text:span><text:span text:style-name="T165">y</text:span><text:span text:style-name="T162">-</text:span><text:span text:style-name="T161">amd64-</text:span><text:span text:style-name="T162">gnome</text:span><text:span text:style-name="T163">.iso</text:span><text:span text:style-name="Strong_20_Emphasis"><text:span text:style-name="T144">.<text:line-break/></text:span></text:span><text:span text:style-name="Strong_20_Emphasis"><text:span text:style-name="T151">P</text:span></text:span><text:span text:style-name="T14">laats een </text:span><text:span text:style-name="T17">usb</text:span><text:span text:style-name="T14">-stick </text:span><text:span text:style-name="T15">van </text:span><text:span text:style-name="T14">min</text:span><text:span text:style-name="T16">imaal </text:span><text:span text:style-name="T14">4 GB.</text:span></text:p><text:p text:style-name="P102"><text:span text:style-name="T14"><text:tab/></text:span><text:span text:style-name="Strong_20_Emphasis"><text:span text:style-name="T160"> </text:span></text:span><text:span text:style-name="Strong_20_Emphasis"><text:span text:style-name="T156">In een grafische werkomgeving:<text:line-break/></text:span></text:span><text:span text:style-name="Strong_20_Emphasis"><text:span text:style-name="T190">Zoek</text:span></text:span><text:span text:style-name="Strong_20_Emphasis"><text:span text:style-name="T191"> </text:span></text:span><text:span text:style-name="Strong_20_Emphasis"><text:span text:style-name="T209">s</text:span></text:span><text:span text:style-name="Strong_20_Emphasis"><text:span text:style-name="T210">ch</text:span></text:span><text:span text:style-name="Strong_20_Emphasis"><text:span text:style-name="T191"> en klik op het pictogram van</text:span></text:span><text:span text:style-name="Strong_20_Emphasis"><text:span text:style-name="T192"> </text:span></text:span><text:span text:style-name="Strong_20_Emphasis"><text:span text:style-name="T212">Schijven</text:span></text:span><text:span text:style-name="Strong_20_Emphasis"><text:span text:style-name="T193">.<text:line-break/>Selecteer de </text:span></text:span><text:span text:style-name="Strong_20_Emphasis"><text:span text:style-name="T208">usb</text:span></text:span><text:span text:style-name="Strong_20_Emphasis"><text:span text:style-name="T193">-stick in de lijst van schijven aan de linkerkant en klik rechtsboven op </text:span></text:span><text:span text:style-name="Strong_20_Emphasis"><text:span text:style-name="T211">Schijfinstellingen</text:span></text:span><text:span text:style-name="Strong_20_Emphasis"><text:span text:style-name="T193"> </text:span></text:span><text:span text:style-name="Strong_20_Emphasis"><text:span text:style-name="T211">⋮</text:span></text:span><text:span text:style-name="Strong_20_Emphasis"><text:span text:style-name="T193"> (icoontje met de drie puntjes).</text:span></text:span></text:p><text:p text:style-name="P70"><text:span text:style-name="Strong_20_Emphasis"><text:span text:style-name="T193"><text:tab/>Kies </text:span></text:span><text:span text:style-name="Strong_20_Emphasis"><text:span text:style-name="T211">Schijfkopie terugzetten</text:span></text:span><text:span text:style-name="Strong_20_Emphasis"><text:span text:style-name="T193"> en selecteer </text:span></text:span><text:span text:style-name="Strong_20_Emphasis"><text:span text:style-name="T204">het net</text:span></text:span><text:span text:style-name="Strong_20_Emphasis"><text:span text:style-name="T202"> gedownloade </text:span></text:span><text:span text:style-name="Strong_20_Emphasis"><text:span text:style-name="T207">cd</text:span></text:span><text:span text:style-name="Strong_20_Emphasis"><text:span text:style-name="T202">-beeldbestand </text:span></text:span><text:span text:style-name="Strong_20_Emphasis"><text:span text:style-name="T203">(.iso)</text:span></text:span><text:span text:style-name="Strong_20_Emphasis"><text:span text:style-name="T202">.</text:span></text:span></text:p><text:p text:style-name="P103"><text:span text:style-name="Strong_20_Emphasis"><text:span text:style-name="T193"><text:tab/>Klik op </text:span></text:span><text:span text:style-name="Strong_20_Emphasis"><text:span text:style-name="T211">Terugzetten starten</text:span></text:span><text:span text:style-name="Strong_20_Emphasis"><text:span text:style-name="T193"> en vervolgens op </text:span></text:span><text:span text:style-name="Strong_20_Emphasis"><text:span text:style-name="T211">Terugzetten</text:span></text:span><text:span text:style-name="Strong_20_Emphasis"><text:span text:style-name="T194">.<text:line-break/></text:span></text:span><text:span text:style-name="Strong_20_Emphasis"><text:span text:style-name="T205">O</text:span></text:span><text:span text:style-name="Strong_20_Emphasis"><text:span text:style-name="T195">f </text:span></text:span><text:span text:style-name="Strong_20_Emphasis"><text:span text:style-name="T196">gebruik </text:span></text:span><text:span text:style-name="Strong_20_Emphasis"><text:span text:style-name="T197">het programma </text:span></text:span><text:span text:style-name="Strong_20_Emphasis"><text:span text:style-name="T181">Etche</text:span></text:span><text:span text:style-name="Strong_20_Emphasis"><text:span text:style-name="T182">r</text:span></text:span><text:span text:style-name="Strong_20_Emphasis"><text:span text:style-name="T197"> </text:span></text:span><text:span text:style-name="Strong_20_Emphasis"><text:span text:style-name="T198">(</text:span></text:span><text:a xlink:type="simple" xlink:href="https://www.balena.io/etcher/" text:style-name="Internet_20_link" text:visited-style-name="Visited_20_Internet_20_Link"><text:span text:style-name="Strong_20_Emphasis"><text:span text:style-name="T321">etcher.io</text:span></text:span></text:a><text:span text:style-name="Strong_20_Emphasis"><text:span text:style-name="T198">) </text:span></text:span><text:span text:style-name="Strong_20_Emphasis"><text:span text:style-name="T206">dat </text:span></text:span><text:span text:style-name="Strong_20_Emphasis"><text:span text:style-name="T195">beschikbaar </text:span></text:span><text:span text:style-name="Strong_20_Emphasis"><text:span text:style-name="T206">is </text:span></text:span><text:span text:style-name="Strong_20_Emphasis"><text:span text:style-name="T195">voor </text:span></text:span><text:span text:style-name="Strong_20_Emphasis"><text:span text:style-name="T193">Windows, </text:span></text:span><text:span text:style-name="Strong_20_Emphasis"><text:span text:style-name="T199">mac</text:span></text:span><text:span text:style-name="Strong_20_Emphasis"><text:span text:style-name="T200">OS</text:span></text:span><text:span text:style-name="Strong_20_Emphasis"><text:span text:style-name="T197">, </text:span></text:span><text:span text:style-name="Strong_20_Emphasis"><text:span text:style-name="T198">en </text:span></text:span><text:span text:style-name="Strong_20_Emphasis"><text:span text:style-name="T197">Linux</text:span></text:span><text:span text:style-name="Strong_20_Emphasis"><text:span text:style-name="T201">.<text:line-break/></text:span></text:span><text:span text:style-name="Strong_20_Emphasis"><text:span text:style-name="T160"> </text:span></text:span><text:span text:style-name="Strong_20_Emphasis"><text:span text:style-name="T156">In een </text:span></text:span><text:span text:style-name="Strong_20_Emphasis"><text:span text:style-name="T157">Terminalvenster</text:span></text:span><text:span text:style-name="Strong_20_Emphasis"><text:span text:style-name="T156">:</text:span></text:span></text:p><text:p text:style-name="P101"><text:span text:style-name="Strong_20_Emphasis"><text:span text:style-name="T156"><text:tab/></text:span></text:span><text:span text:style-name="Strong_20_Emphasis"><text:span text:style-name="T214">findmnt</text:span></text:span></text:p><text:p text:style-name="P101"><text:span text:style-name="Strong_20_Emphasis"><text:span text:style-name="T157"><text:tab/></text:span></text:span><text:span text:style-name="Strong_20_Emphasis"><text:span text:style-name="T158">Zoek de regel die begint met </text:span></text:span><text:span text:style-name="Strong_20_Emphasis"><text:span text:style-name="T157">/media/USER/USBLABEL (</text:span></text:span><text:span text:style-name="Strong_20_Emphasis"><text:span text:style-name="T158">k</text:span></text:span><text:span text:style-name="Strong_20_Emphasis"><text:span text:style-name="T157">olom TARGET) </text:span></text:span><text:span text:style-name="Strong_20_Emphasis"><text:span text:style-name="T158">en n</text:span></text:span><text:span text:style-name="Strong_20_Emphasis"><text:span text:style-name="T157">oteer de apparaatnaam /dev/sdXN (</text:span></text:span><text:span text:style-name="Strong_20_Emphasis"><text:span text:style-name="T158">k</text:span></text:span><text:span text:style-name="Strong_20_Emphasis"><text:span text:style-name="T157">olom SOURCE).</text:span></text:span></text:p><text:p text:style-name="P101"><text:span text:style-name="Strong_20_Emphasis"><text:span text:style-name="T157"><text:tab/></text:span></text:span><text:span text:style-name="Strong_20_Emphasis"><text:span text:style-name="T214">umount /dev/sdXN</text:span></text:span></text:p><text:p text:style-name="P101"><text:span text:style-name="Strong_20_Emphasis"><text:span text:style-name="T214"><text:tab/>sudo dd bs=4M if=~/Downloads/NAAM.iso of=/dev/sdX conv=fdatasync status=progress</text:span></text:span></text:p></text:note-body></text:note></text:span><text:span text:style-name="T136"> </text:span><text:span text:style-name="T139">of </text:span><text:span text:style-name="T140">DVD</text:span><text:span text:style-name="T139">.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50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90">Selecteer</text:span></text:span><text:span text:style-name="Strong_20_Emphasis"><text:span text:style-name="T101"> </text:span></text:span><text:span text:style-name="Strong_20_Emphasis"><text:span text:style-name="T114">Live </text:span></text:span><text:span text:style-name="Strong_20_Emphasis"><text:span text:style-name="T115">system (amd64)</text:span></text:span><text:span text:style-name="Strong_20_Emphasis"><text:span text:style-name="T99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86"><text:span text:style-name="Strong_20_Emphasis"><text:span text:style-name="T95"><draw:control text:anchor-type="as-char" draw:z-index="23" draw:name="Vorm13_ 2" draw:style-name="gr1" draw:text-style-name="P109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6">V</text:span></text:span><text:span text:style-name="Strong_20_Emphasis"><text:span text:style-name="T37">olg de aanwijzingen </text:span></text:span><text:span text:style-name="Strong_20_Emphasis"><text:span text:style-name="T38">op de </text:span></text:span><text:span text:style-name="Strong_20_Emphasis"><text:span text:style-name="T39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5"><draw:control text:anchor-type="as-char" draw:z-index="11" draw:name="Vorm13_1" draw:style-name="gr1" draw:text-style-name="P109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2"><text:span text:style-name="Strong_20_Emphasis"><text:span text:style-name="T41">Start de installatie</text:span></text:span><text:span text:style-name="Strong_20_Emphasis"><text:span text:style-name="T102"> </text:span></text:span><text:span text:style-name="Strong_20_Emphasis"><text:span text:style-name="T52">via </text:span></text:span><text:span text:style-name="Strong_20_Emphasis"><text:span text:style-name="T54">een </text:span></text:span><text:span text:style-name="Strong_20_Emphasis"><text:span text:style-name="T69">klik op </text:span></text:span><text:span text:style-name="Strong_20_Emphasis"><text:span text:style-name="T109">Activities</text:span></text:span><text:span text:style-name="Strong_20_Emphasis"><text:span text:style-name="T69"> en </text:span></text:span><text:span text:style-name="Strong_20_Emphasis"><text:span text:style-name="T70">een </text:span></text:span><text:span text:style-name="Strong_20_Emphasis"><text:span text:style-name="T69">klik op</text:span></text:span><text:span text:style-name="Strong_20_Emphasis"><text:span text:style-name="T71"> </text:span></text:span><text:span text:style-name="Strong_20_Emphasis"><text:span text:style-name="T110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7" office:value-type="string">
            <text:p text:style-name="P99"><text:span text:style-name="T343">Typ '</text:span><text:span text:style-name="T331">live</text:span><text:span text:style-name="T343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8" office:value-type="string">
            <text:p text:style-name="P92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9" office:value-type="string">
            <text:p text:style-name="P47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</text:span></text:span><text:span text:style-name="Strong_20_Emphasis"><text:span text:style-name="T30">h</text:span></text:span><text:span text:style-name="Strong_20_Emphasis"><text:span text:style-name="T28">e</text:span></text:span><text:span text:style-name="Strong_20_Emphasis"><text:span text:style-name="T30">t</text:span></text:span><text:span text:style-name="Strong_20_Emphasis"><text:span text:style-name="T28"> </text:span></text:span><text:span text:style-name="Strong_20_Emphasis"><text:span text:style-name="T29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><text:span text:style-name="Strong_20_Emphasis"><text:span text:style-name="T95"><draw:control text:anchor-type="as-char" draw:z-index="16" draw:name="Vorm13_ 1" draw:style-name="gr1" draw:text-style-name="P109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1"><text:span text:style-name="Strong_20_Emphasis"><text:span text:style-name="T41">Bij </text:span></text:span><text:span text:style-name="Strong_20_Emphasis"><text:span text:style-name="T116">Welcome</text:span></text:span><text:span text:style-name="Strong_20_Emphasis"><text:span text:style-name="T41">: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1" office:value-type="string">
            <text:p text:style-name="P96"><text:span text:style-name="Strong_20_Emphasis"><text:span text:style-name="T48">K</text:span></text:span><text:span text:style-name="Strong_20_Emphasis"><text:span text:style-name="T41">ies </text:span></text:span><text:span text:style-name="Strong_20_Emphasis"><text:span text:style-name="T116">Nederlands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1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4" draw:name="Vorm13_ 3" draw:style-name="gr1" draw:text-style-name="P109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316">Locatie</text:span>: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4" office:value-type="string">
            <text:p text:style-name="P21"><text:span text:style-name="T336">B</text:span>ij <text:span text:style-name="T316">Regio</text:span> <text:span text:style-name="T336">kies</text:span> <text:span text:style-name="T316">Europa</text:span>.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><text:span text:style-name="Strong_20_Emphasis"><text:span text:style-name="T95"><draw:control text:anchor-type="as-char" draw:z-index="25" draw:name="Vorm13_ 4" draw:style-name="gr1" draw:text-style-name="P109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316">Toetsenbord</text:span>: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7"/>
          </table:table-cell>
          <table:table-cell table:style-name="_32_._5f_Installatie_5f_uitvoeren.C17" office:value-type="string">
            <text:p text:style-name="P22"><text:span text:style-name="T337">K</text:span>ies <text:span text:style-name="T316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><text:span text:style-name="Strong_20_Emphasis"><text:span text:style-name="T95"><draw:control text:anchor-type="as-char" draw:z-index="3" draw:name="Vorm13" draw:style-name="gr1" draw:text-style-name="P109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90"><text:span text:style-name="Strong_20_Emphasis"><text:span text:style-name="T98">Bij </text:span></text:span><text:span text:style-name="Strong_20_Emphasis"><text:span text:style-name="T113">Gebruikers</text:span></text:span><text:span text:style-name="Strong_20_Emphasis"><text:span text:style-name="T98">:</text:span></text:span></text:p>
          </table:table-cell>
        </table:table-row>
        <table:table-row>
          <table:table-cell table:style-name="_32_._5f_Installatie_5f_uitvoeren.A1" office:value-type="string">
            <text:p text:style-name="P74"/>
          </table:table-cell>
          <table:table-cell table:style-name="_32_._5f_Installatie_5f_uitvoeren.A1" office:value-type="string">
            <text:p text:style-name="P74"/>
          </table:table-cell>
          <table:table-cell table:style-name="_32_._5f_Installatie_5f_uitvoeren.C21" office:value-type="string">
            <text:p text:style-name="P89"><text:span text:style-name="Strong_20_Emphasis"><text:span text:style-name="T100">V</text:span></text:span><text:span text:style-name="Strong_20_Emphasis"><text:span text:style-name="T98">ul in </text:span></text:span><text:span text:style-name="Strong_20_Emphasis"><text:span text:style-name="T117">Wat is je naam?</text:span></text:span><text:span text:style-name="Strong_20_Emphasis"><text:span text:style-name="T43"> </text:span></text:span><text:span text:style-name="Definition"><text:span text:style-name="T8">gebruiker</text:span></text:span><text:span text:style-name="Strong_20_Emphasis"><text:span text:style-name="T93">,</text:span></text:span><text:span text:style-name="Strong_20_Emphasis"><text:span text:style-name="T94"><text:line-break/></text:span></text:span><text:span text:style-name="Strong_20_Emphasis"><text:span text:style-name="T117">Welke naam wil je gebruiken om in te loggen?</text:span></text:span><text:span text:style-name="Strong_20_Emphasis"><text:span text:style-name="T44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41">,<text:line-break/></text:span></text:span><text:span text:style-name="Strong_20_Emphasis"><text:span text:style-name="T118">Wat is de </text:span></text:span><text:span text:style-name="Strong_20_Emphasis"><text:span text:style-name="T117">naam van deze </text:span></text:span><text:span text:style-name="Strong_20_Emphasis"><text:span text:style-name="T118">computer</text:span></text:span><text:span text:style-name="Strong_20_Emphasis"><text:span text:style-name="T45"> </text:span></text:span><text:span text:style-name="Definition"><text:span text:style-name="T8">computernaam</text:span></text:span><text:span text:style-name="Strong_20_Emphasis"><text:span text:style-name="T43">, </text:span></text:span><text:span text:style-name="Strong_20_Emphasis"><text:span text:style-name="T49">en</text:span></text:span></text:p>
            <text:p text:style-name="P89"><text:span text:style-name="Strong_20_Emphasis"><text:span text:style-name="T44">v</text:span></text:span><text:span text:style-name="Strong_20_Emphasis"><text:span text:style-name="T43">ul </text:span></text:span><text:span text:style-name="Strong_20_Emphasis"><text:span text:style-name="T46">tweemaal het </text:span></text:span><text:span text:style-name="Strong_20_Emphasis"><text:span text:style-name="T119">wachtwoord</text:span></text:span><text:span text:style-name="Strong_20_Emphasis"><text:span text:style-name="T46"> </text:span></text:span><text:span text:style-name="Strong_20_Emphasis"><text:span text:style-name="T43">in</text:span></text:span><text:span text:style-name="Strong_20_Emphasis"><text:span text:style-name="T40">.</text:span></text:span></text:p>
          </table:table-cell>
        </table:table-row>
      </table:table>
      <text:p text:style-name="P51"><text:span text:style-name="Strong_20_Emphasis"><text:span text:style-name="T103"/></text:span></text:p>
      <text:list xml:id="list131851695852595" text:continue-numbering="true" text:style-name="L1">
        <text:list-item>
          <text:p text:style-name="P108"><text:span text:style-name="Strong_20_Emphasis"><text:span text:style-name="T130">Installatie </text:span></text:span><text:span text:style-name="Strong_20_Emphasis"><text:span text:style-name="T131">afronden</text:span></text:span></text:p>
        </text:list-item>
      </text:list>
      <text:p text:style-name="P52"><text:span text:style-name="Strong_20_Emphasis"><text:span text:style-name="T4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95"><draw:control text:anchor-type="as-char" draw:z-index="4" draw:name="Vorm22" draw:style-name="gr1" draw:text-style-name="P10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7"><draw:control text:anchor-type="as-char" draw:z-index="21" draw:name="Vorm 1" draw:style-name="gr1" draw:text-style-name="P109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32">Volg de aanwijzingen op de </text:span></text:span><text:span text:style-name="Strong_20_Emphasis"><text:span text:style-name="T31">welkomst</text:span></text:span><text:span text:style-name="Strong_20_Emphasis"><text:span text:style-name="T332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><text:span text:style-name="Strong_20_Emphasis"><text:span text:style-name="T95"><draw:control text:anchor-type="as-char" draw:z-index="10" draw:name="Vorm4_1" draw:style-name="gr1" draw:text-style-name="P109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50">Installeer </text:span></text:span><text:span text:style-name="Strong_20_Emphasis"><text:span text:style-name="T92">Debian-</text:span></text:span><text:span text:style-name="Strong_20_Emphasis"><text:span text:style-name="T80">pakket kz</text:span></text:span><text:span text:style-name="Strong_20_Emphasis"><text:span text:style-name="T80"><text:note text:id="ftn8" text:note-class="footnote"><text:note-citation>1</text:note-citation><text:note-body><text:p text:style-name="P67">Pakket kz bevat scripts om Debian en op Debian gebaseerde systemen zoals Ubuntu soepel en bruikbaar te installeren.</text:p></text:note-body></text:note></text:span></text:span><text:span text:style-name="Strong_20_Emphasis"><text:span text:style-name="T80">: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6" office:value-type="string">
            <text:p text:style-name="P93"><text:span text:style-name="Strong_20_Emphasis"><text:span text:style-name="T56">Typ </text:span></text:span><text:span text:style-name="Strong_20_Emphasis"><text:span text:style-name="T104">ter</text:span></text:span><text:span text:style-name="Strong_20_Emphasis"><text:span text:style-name="T105">m</text:span></text:span><text:span text:style-name="Strong_20_Emphasis"><text:span text:style-name="T57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9" text:note-class="footnote"><text:note-citation>2</text:note-citation><text:note-body><text:p text:style-name="P27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06">Terminalvenster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><text:span text:style-name="Strong_20_Emphasis"><text:span text:style-name="T50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7"> de</text:span></text:span><text:span text:style-name="Strong_20_Emphasis"><text:span text:style-name="T72">z</text:span></text:span><text:span text:style-name="Strong_20_Emphasis"><text:span text:style-name="T73">e</text:span></text:span><text:span text:style-name="Strong_20_Emphasis"><text:span text:style-name="T57"> </text:span></text:span><text:span text:style-name="Strong_20_Emphasis"><text:span text:style-name="T62">drie </text:span></text:span><text:span text:style-name="Strong_20_Emphasis"><text:span text:style-name="T57">opdrachten, ieder gevolgd door de </text:span></text:span><text:span text:style-name="Strong_20_Emphasis"><text:span text:style-name="T53">Enter</text:span></text:span><text:span text:style-name="Strong_20_Emphasis"><text:span text:style-name="T52">-toets: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8" office:value-type="string">
            <text:p text:style-name="P73"><text:span text:style-name="User_20_Entry"><text:span text:style-name="T23">sudo</text:span></text:span><text:span text:style-name="User_20_Entry"><text:span text:style-name="T24"> </text:span></text:span><text:span text:style-name="User_20_Entry"><text:span text:style-name="T23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9" office:value-type="string">
            <text:p text:style-name="P73"><text:span text:style-name="User_20_Entry"><text:span text:style-name="T24">wget karelzimmer.nl/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3"><text:span text:style-name="User_20_Entry"><text:span text:style-name="T24">bash </text:span></text:span><text:span text:style-name="User_20_Entry"><text:span text:style-name="T25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62">V</text:span>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95"><draw:control text:anchor-type="as-char" draw:z-index="5" draw:name="Vorm33" draw:style-name="gr1" draw:text-style-name="P109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4">Rond de</text:span></text:span><text:span text:style-name="Strong_20_Emphasis"><text:span text:style-name="T75"> installatie </text:span></text:span><text:span text:style-name="Strong_20_Emphasis"><text:span text:style-name="T74">af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4" office:value-type="string">
            <text:p text:style-name="P93"><text:span text:style-name="Strong_20_Emphasis"><text:span text:style-name="T87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7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 </text:span></text:span><text:span text:style-name="Strong_20_Emphasis"><text:span text:style-name="T87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50"/></text:span></text:p>
          </table:table-cell>
          <table:table-cell table:style-name="_33_._5f_Installatie_5f_afronden.C15" office:value-type="string">
            <text:p text:style-name="P97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3 <text:s/></text:span></text:span><text:span text:style-name="Strong_20_Emphasis"><text:span text:style-name="T127">Installatie</text:span></text:span><text:span text:style-name="Strong_20_Emphasis"><text:span text:style-name="T128"> </text:span></text:span><text:span text:style-name="Strong_20_Emphasis"><text:span text:style-name="T129">afronden</text:span></text:span><text:span text:style-name="Strong_20_Emphasis"><text:span text:style-name="T82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52"><text:span text:style-name="Strong_20_Emphasis"><text:span text:style-name="T47"><text:tab/></text:span></text:span></text:p>
      <text:p text:style-name="P53"><text:span text:style-name="Strong_20_Emphasis"><text:span text:style-name="T64"><text:tab/></text:span></text:span></text:p>
      <text:list xml:id="list131852061086333" text:continue-numbering="true" text:style-name="L1">
        <text:list-item>
          <text:p text:style-name="P107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12" draw:name="Vorm36_0" draw:style-name="gr1" draw:text-style-name="P109" svg:width="0.35cm" svg:height="0.35cm" draw:control="control13"/></text:span></text:span></text:p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19" draw:name="Vorm36_ 1" draw:style-name="gr1" draw:text-style-name="P109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7">Aanmelden als </text:span></text:span><text:span text:style-name="Definition"><text:span text:style-name="T8">gebruiker</text:span></text:span><text:span text:style-name="Strong_20_Emphasis"><text:span text:style-name="T51"><text:note text:id="ftn10" text:note-class="footnote"><text:note-citation>1</text:note-citation><text:note-body><text:p text:style-name="P64"><text:span text:style-name="User_20_Entry"><text:span text:style-name="T142">E</text:span></text:span><text:span text:style-name="User_20_Entry"><text:span text:style-name="T166">v</text:span></text:span><text:span text:style-name="User_20_Entry"><text:span text:style-name="T167">en</text:span></text:span><text:span text:style-name="User_20_Entry"><text:span text:style-name="T169">t</text:span></text:span><text:span text:style-name="User_20_Entry"><text:span text:style-name="T170">uele </text:span></text:span><text:span text:style-name="User_20_Entry"><text:span text:style-name="T171">extra </text:span></text:span><text:span text:style-name="Definition"><text:span text:style-name="T319">gebruiker</text:span></text:span><text:span text:style-name="User_20_Entry"><text:span text:style-name="T171">s aanmelden </text:span></text:span><text:span text:style-name="User_20_Entry"><text:span text:style-name="T172">en dezelfde stappen uitvoeren</text:span></text:span><text:span text:style-name="User_20_Entry"><text:span text:style-name="T168">.</text:span></text:span></text:p></text:note-body></text:note>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4"><text:span text:style-name="Strong_20_Emphasis"><text:span text:style-name="T95"/></text:span></text:p>
          </table:table-cell>
          <table:table-cell table:style-name="Tabel2.A1" office:value-type="string">
            <text:p text:style-name="P84"><text:span text:style-name="Strong_20_Emphasis"><text:span text:style-name="T95"><draw:control text:anchor-type="as-char" draw:z-index="22" draw:name="Vorm36_ 4" draw:style-name="gr1" draw:text-style-name="P109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1">welkomst</text:span></text:span><text:span text:style-name="Strong_20_Emphasis"><text:span text:style-name="T34">schermen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13" draw:name="Vorm36_2" draw:style-name="gr1" draw:text-style-name="P109" svg:width="0.35cm" svg:height="0.35cm" draw:control="control14"/></text:span></text:span></text:p>
          </table:table-cell>
          <table:table-cell table:style-name="Tabel2.A1" office:value-type="string">
            <text:p text:style-name="P85"><text:span text:style-name="Strong_20_Emphasis"><text:span text:style-name="T95"><draw:control text:anchor-type="as-char" draw:z-index="20" draw:name="Vorm36_ 2" draw:style-name="gr1" draw:text-style-name="P109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6">R</text:span></text:span><text:span text:style-name="Strong_20_Emphasis"><text:span text:style-name="T77">icht </text:span></text:span><text:span text:style-name="Strong_20_Emphasis"><text:span text:style-name="T78">de </text:span></text:span><text:span text:style-name="Strong_20_Emphasis"><text:span text:style-name="T83">gebruiker</text:span></text:span><text:span text:style-name="Strong_20_Emphasis"><text:span text:style-name="T77"> </text:span></text:span><text:span text:style-name="Strong_20_Emphasis"><text:span text:style-name="T79">in: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6" office:value-type="string">
            <text:p text:style-name="P49"><text:span text:style-name="Strong_20_Emphasis"><text:span text:style-name="T85">T</text:span></text:span><text:span text:style-name="Strong_20_Emphasis"><text:span text:style-name="T56">yp </text:span></text:span><text:span text:style-name="Strong_20_Emphasis"><text:span text:style-name="T111">men</text:span></text:span><text:span text:style-name="Strong_20_Emphasis"><text:span text:style-name="T108">u</text:span></text:span><text:span text:style-name="Strong_20_Emphasis"><text:span text:style-name="T55"> </text:span></text:span><text:span text:style-name="Strong_20_Emphasis"><text:span text:style-name="T86">(d</text:span></text:span><text:span text:style-name="Strong_20_Emphasis"><text:span text:style-name="T84">ruk</text:span></text:span><text:span text:style-name="Strong_20_Emphasis"><text:span text:style-name="T54"> op</text:span></text:span><text:span text:style-name="Strong_20_Emphasis"><text:span text:style-name="T60"> de </text:span></text:span><text:span text:style-name="Strong_20_Emphasis"><text:span text:style-name="T66">Super</text:span></text:span><text:span text:style-name="Strong_20_Emphasis"><text:span text:style-name="T60">-toets</text:span></text:span><text:span text:style-name="Strong_20_Emphasis"><text:span text:style-name="T55"><text:note text:id="ftn11" text:note-class="footnote"><text:note-citation>2</text:note-citation><text:note-body><text:p text:style-name="P27"><text:span text:style-name="T229">De </text:span><text:span text:style-name="T230">Super</text:span><text:span text:style-name="T229">-toets is de Windows-toets, Command-toets </text:span><text:span text:style-name="T231">(Apple)</text:span><text:span text:style-name="T229">, of Vergrootglas-toets </text:span><text:span text:style-name="T231">(Chromebook)</text:span><text:span text:style-name="T229">.</text:span></text:p></text:note-body></text:note></text:span></text:span><text:span text:style-name="Strong_20_Emphasis"><text:span text:style-name="T60"> </text:span></text:span><text:span text:style-name="Strong_20_Emphasis"><text:span text:style-name="T86">als nodig) </text:span></text:span><text:span text:style-name="Strong_20_Emphasis"><text:span text:style-name="T58">e</text:span></text:span><text:span text:style-name="Strong_20_Emphasis"><text:span text:style-name="T52">n </text:span></text:span><text:span text:style-name="Strong_20_Emphasis"><text:span text:style-name="T59">k</text:span></text:span><text:span text:style-name="Strong_20_Emphasis"><text:span text:style-name="T52">lik op het pictogram van </text:span></text:span><text:span text:style-name="Strong_20_Emphasis"><text:span text:style-name="T121">Installatiem</text:span></text:span><text:span text:style-name="Strong_20_Emphasis"><text:span text:style-name="T122">enu</text:span></text:span><text:span text:style-name="Strong_20_Emphasis"><text:span text:style-name="T55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90">Selecteer</text:span></text:span><text:span text:style-name="Strong_20_Emphasis"><text:span text:style-name="T68"> </text:span></text:span><text:span text:style-name="Strong_20_Emphasis"><text:span text:style-name="T126">4 <text:s/></text:span></text:span><text:span text:style-name="Strong_20_Emphasis"><text:span text:style-name="T112">Gebruiker inrichten</text:span></text:span><text:span text:style-name="Strong_20_Emphasis"><text:span text:style-name="T8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3">olg </text:span></text:span><text:span text:style-name="Strong_20_Emphasis"><text:span text:style-name="T64">de aanwijzingen op het scherm.</text:span></text:span></text:p>
          </table:table-cell>
        </table:table-row>
      </table:table>
      <text:p text:style-name="P23"/>
      <text:p text:style-name="P6"/>
      <text:p text:style-name="P71"><text:span text:style-name="T132">E</text:span><text:span text:style-name="T133">inde c</text:span><text:span text:style-name="T134">hecklist, </text:span><text:span text:style-name="T135">d</text:span><text:span text:style-name="T134">e</text:span><text:span text:style-name="T251"> installatie van </text:span><text:span text:style-name="T251"><text:user-field-get text:name="Distro">Debian</text:user-field-get></text:span><text:span text:style-name="T255"><text:s/></text:span><text:span text:style-name="T255"><text:user-field-get text:name="Version">12 LTS</text:user-field-get></text:span><text:span text:style-name="Strong_20_Emphasis"><text:span text:style-name="T253"><text:s/></text:span></text:span><text:span text:style-name="Strong_20_Emphasis"><text:span text:style-name="T256"><text:user-field-get text:name="Edition">Desktop</text:user-field-get></text:span></text:span><text:span text:style-name="Strong_20_Emphasis"><text:span text:style-name="T256"><text:s/></text:span></text:span><text:span text:style-name="T251">is voltooid.</text:span></text:p>
      <text:p text:style-name="P42"/>
      <text:p text:style-name="P36"><text:span text:style-name="Emphasis"><text:span text:style-name="T322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23">Karel Zimmer</text:span></text:span></text:a><text:span text:style-name="Emphasis"><text:span text:style-name="T322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25">CC0 1.0 Universeel</text:span></text:span></text:a><text:span text:style-name="Emphasis"><text:span text:style-name="T322">,</text:span></text:span><text:span text:style-name="Emphasis"><text:span text:style-name="T324"> </text:span></text:span><text:span text:style-name="Strong_20_Emphasis"><text:span text:style-name="T64"><text:user-field-get text:name="Releaseyear">2023</text:user-field-get></text:span></text:span><text:span text:style-name="Emphasis"><text:span text:style-name="T32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0-07T13:18:50.445305909">07-10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0-07T13:18:50.169364377</dc:date>
    <meta:keyword>Installatie</meta:keyword>
    <meta:keyword>Checklist</meta:keyword>
    <meta:keyword>Linux</meta:keyword>
    <meta:editing-cycles>6876</meta:editing-cycles>
    <meta:editing-duration>P12DT5H59M33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7" meta:word-count="687" meta:character-count="4733" meta:non-whitespace-character-count="4100"/>
    <meta:user-defined meta:name="Info 1"/>
    <meta:user-defined meta:name="Info 2"/>
    <meta:user-defined meta:name="Info 3"/>
    <meta:user-defined meta:name="Info 4"/>
  </office:meta>
</office:document-meta>
</file>